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7D8000002135E9961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U1-title">
      <style:graphic-properties draw:auto-grow-height="true" fo:min-height="1.894cm"/>
    </style:style>
    <style:style style:name="pr2" style:family="presentation" style:parent-style-name="FU1-subtitle">
      <style:graphic-properties draw:fill-color="#ffffff" draw:auto-grow-height="true" fo:min-height="12.18cm"/>
    </style:style>
    <style:style style:name="pr3" style:family="presentation" style:parent-style-name="FU1-notes">
      <style:graphic-properties draw:fill-color="#ffffff" draw:auto-grow-height="true" fo:min-height="13.364cm"/>
    </style:style>
    <style:style style:name="pr4" style:family="presentation" style:parent-style-name="FU1-title">
      <style:graphic-properties fo:min-height="1.894cm"/>
    </style:style>
    <style:style style:name="pr5" style:family="presentation" style:parent-style-name="FU1-outline1">
      <style:graphic-properties fo:min-height="12.18cm"/>
    </style:style>
    <style:style style:name="pr6" style:family="presentation" style:parent-style-name="FU1-notes">
      <style:graphic-properties draw:fill-color="#ffffff" fo:min-height="13.364cm"/>
    </style:style>
    <style:style style:name="pr7" style:family="presentation" style:parent-style-name="FU1-outline1" style:list-style-name="L2">
      <style:graphic-properties fo:min-height="13.716cm"/>
    </style:style>
    <style:style style:name="pr8" style:family="presentation" style:parent-style-name="FU1-outline1" style:list-style-name="L4">
      <style:graphic-properties fo:min-height="14.224cm"/>
    </style:style>
    <style:style style:name="co1" style:family="table-column">
      <style:table-column-properties style:column-width="13.234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top="0.198cm" fo:margin-bottom="0cm" fo:line-height="102%"/>
    </style:style>
    <style:style style:name="P2" style:family="paragraph">
      <style:paragraph-properties fo:margin-top="0.198cm" fo:margin-bottom="0cm" fo:line-height="102%"/>
      <style:text-properties fo:color="#0000ff" fo:font-family="Arial" style:font-family-generic="roman" style:font-pitch="variable" fo:font-size="19.8999996185303pt" style:letter-kerning="true" style:font-family-asian="SimSun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P3" style:family="paragraph">
      <style:text-properties fo:font-family="'DejaVu Sans Mono'" style:font-family-generic="modern" style:font-pitch="fixed" fo:font-size="15pt" style:font-size-asian="15pt" style:font-size-complex="15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fo:font-family="Arial" style:font-family-generic="roman" style:font-pitch="variable" fo:font-size="19.8999996185303pt" style:letter-kerning="true" style:font-family-asian="SimSun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T5" style:family="text">
      <style:text-properties fo:color="#000000" fo:font-family="Arial" style:font-family-generic="roman" style:font-pitch="variable" fo:font-size="19.8999996185303pt" style:letter-kerning="true" style:font-family-asian="SimSun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family="'DejaVu Sans Mono'" style:font-family-generic="modern" style:font-pitch="fixed" fo:font-size="15pt" style:font-size-asian="15pt" style:font-size-complex="15pt"/>
    </style:style>
    <style:style style:name="T11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draw:frame presentation:style-name="pr1" draw:layer="layout" svg:width="26.468cm" svg:height="1.894cm" svg:x="0.77cm" svg:y="2.494cm" presentation:class="title" presentation:placeholder="true" presentation:user-transformed="true">
          <draw:text-box/>
        </draw:frame>
        <draw:frame presentation:style-name="pr2" draw:layer="layout" svg:width="26.468cm" svg:height="12.18cm" svg:x="0.77cm" svg:y="5.973cm" presentation:class="subtitle">
          <draw:text-box>
            <text:p>Project Outline:</text:p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draw:frame presentation:style-name="pr4" draw:layer="layout" svg:width="26.468cm" svg:height="1.894cm" svg:x="0.77cm" svg:y="2.494cm" presentation:class="title">
          <draw:text-box>
            <text:p>Outline</text:p>
          </draw:text-box>
        </draw:frame>
        <draw:frame presentation:style-name="pr5" draw:layer="layout" svg:width="26.468cm" svg:height="12.18cm" svg:x="0.77cm" svg:y="5.973cm" presentation:class="outline" presentation:user-transformed="true">
          <draw:text-box>
            <text:list text:style-name="L2">
              <text:list-item>
                <text:p>What is CBOR?</text:p>
              </text:list-item>
              <text:list-item>
                <text:p>Major Types</text:p>
              </text:list-item>
              <text:list-item>
                <text:p>CBOR Examples</text:p>
              </text:list-item>
              <text:list-item>
                <text:p>Approach</text:p>
              </text:list-item>
              <text:list-item>
                <text:p>Planned CBOR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draw:frame presentation:style-name="pr4" draw:layer="layout" svg:width="26.468cm" svg:height="1.894cm" svg:x="0.77cm" svg:y="2.494cm" presentation:class="title">
          <draw:text-box>
            <text:p>What is CBOR?</text:p>
          </draw:text-box>
        </draw:frame>
        <draw:frame presentation:style-name="pr5" draw:layer="layout" svg:width="26.468cm" svg:height="12.18cm" svg:x="0.77cm" svg:y="5.973cm" presentation:class="outline" presentation:user-transformed="true">
          <draw:text-box>
            <text:list text:style-name="L3">
              <text:list-item>
                <text:p>Brief explanation:</text:p>
              </text:list-item>
            </text:list>
            <text:list text:style-name="L2">
              <text:list-item>
                <text:p><text:span text:style-name="T3">CBOR</text:span> stands for <text:span text:style-name="T3">Concise Binary Object representation</text:span></text:p>
              </text:list-item>
              <text:list-item>
                <text:p>Is an alternative for <text:span text:style-name="T3">JSON </text:span>for constrained devices</text:p>
              </text:list-item>
              <text:list-item>
                <text:p>Using a binary representation</text:p>
              </text:list-item>
            </text:list>
            <text:list text:style-name="L3">
              <text:list-item>
                <text:p/>
              </text:list-item>
              <text:list-item>
                <text:p>Resources: </text:p>
              </text:list-item>
              <text:list-item>
                <text:p><text:a xlink:href="https://tools.ietf.org/html/rfc7049" xlink:type="simple">https://tools.ietf.org/html/rfc7049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draw:frame presentation:style-name="pr4" draw:layer="layout" svg:width="26.468cm" svg:height="1.894cm" svg:x="0.77cm" svg:y="2.494cm" presentation:class="title">
          <draw:text-box>
            <text:p>Major Types</text:p>
          </draw:text-box>
        </draw:frame>
        <draw:frame presentation:style-name="pr7" draw:text-style-name="P2" draw:layer="layout" svg:width="26.468cm" svg:height="13.716cm" svg:x="0.77cm" svg:y="6.096cm" presentation:class="outline" presentation:user-transformed="true">
          <draw:text-box>
            <text:list text:style-name="L2">
              <text:list-item>
                <text:p text:style-name="P1"><text:span text:style-name="T4">Major Type 0: Unsigned integers</text:span></text:p>
                <text:list>
                  <text:list-item>
                    <text:p text:style-name="P1"><text:span text:style-name="T5">Example: 500 → 0b000_11001</text:span></text:p>
                    <text:p text:style-name="P1"><text:span text:style-name="T5"><text:s/></text:span></text:p>
                  </text:list-item>
                </text:list>
              </text:list-item>
              <text:list-item>
                <text:p text:style-name="P1"><text:span text:style-name="T4">Major Type 1: Negative Integers</text:span></text:p>
                <text:list>
                  <text:list-item>
                    <text:p text:style-name="P1"><text:span text:style-name="T5">Example: -500 → 0b001_11001 + 0x01f3 (499 in decimal)</text:span></text:p>
                    <text:p text:style-name="P1"><text:span text:style-name="T5"/></text:p>
                  </text:list-item>
                </text:list>
              </text:list-item>
              <text:list-item>
                <text:p text:style-name="P1"><text:span text:style-name="T4">Major Type 2: Byte string</text:span></text:p>
                <text:list>
                  <text:list-item>
                    <text:p>Example: Byte string of length 5: 0b010_00101 + 5 bytes binary content</text:p>
                    <text:p/>
                  </text:list-item>
                </text:list>
              </text:list-item>
              <text:list-item>
                <text:p text:style-name="P1"><text:span text:style-name="T4">Major Type 3: Unicode text string (format is identical to type 2)</text:span></text:p>
                <text:list>
                  <text:list-item>
                    <text:p>Example: Line feed: 0b011_00001 + 0x0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draw:frame presentation:style-name="pr4" draw:layer="layout" svg:width="26.468cm" svg:height="1.894cm" svg:x="0.77cm" svg:y="2.494cm" presentation:class="title">
          <draw:text-box>
            <text:p>Major types cont'd</text:p>
          </draw:text-box>
        </draw:frame>
        <draw:frame presentation:style-name="pr8" draw:text-style-name="P2" draw:layer="layout" svg:width="26.468cm" svg:height="14.224cm" svg:x="0.77cm" svg:y="5.588cm" presentation:class="outline" presentation:user-transformed="true">
          <draw:text-box>
            <text:list text:style-name="L4">
              <text:list-item>
                <text:p text:style-name="P1"><text:span text:style-name="T4">Major Type 4: Array of data items (list, sequences, ...)</text:span></text:p>
              </text:list-item>
            </text:list>
            <text:list text:style-name="L3">
              <text:list-item>
                <text:list>
                  <text:list-item>
                    <text:p>Example: Array with 10 items<text:line-break/><text:span text:style-name="T6">0b100_01010 + 10 items in encoded form</text:span></text:p>
                    <text:p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1"><text:span text:style-name="T4">Major Type 5: Map of pairs of data items\</text:span></text:p>
              </text:list-item>
            </text:list>
            <text:list text:style-name="L3">
              <text:list-item>
                <text:list>
                  <text:list-item>
                    <text:p>Example: Map with 9 pairs:<text:line-break/>0b101_01001 + 18 items in encoded form (key1,value1,key2,value2,key3,...)</text:p>
                    <text:p/>
                  </text:list-item>
                </text:list>
              </text:list-item>
            </text:list>
            <text:list text:style-name="L4">
              <text:list-item>
                <text:p text:style-name="P1"><text:span text:style-name="T4">Major Type 6: Optional Semantic of other major types</text:span></text:p>
              </text:list-item>
            </text:list>
            <text:list text:style-name="L3">
              <text:list-item>
                <text:list>
                  <text:list-item>
                    <text:p>Enables encoding of additional data types, such as bignums</text:p>
                    <text:p/>
                  </text:list-item>
                </text:list>
              </text:list-item>
            </text:list>
            <text:list text:style-name="L4">
              <text:list-item>
                <text:p text:style-name="P1"><text:span text:style-name="T4">Major Type 7: Floating-point numbers and simple types</text:span></text:p>
                <text:list>
                  <text:list-item>
                    <text:p>Additional info: 0..24 <text:tab/>→ Simple value (<text:span text:style-name="T7">true, false, null, undefined, ...</text:span>)</text:p>
                  </text:list-item>
                  <text:list-item>
                    <text:p>Additional info: 25..27 <text:tab/>→ Half, single, double-precision float foll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draw:frame presentation:style-name="pr4" draw:layer="layout" svg:width="26.468cm" svg:height="1.894cm" svg:x="0.77cm" svg:y="2.494cm" presentation:class="title">
          <draw:text-box>
            <text:p>CBOR Examples</text:p>
          </draw:text-box>
        </draw:frame>
        <draw:frame draw:style-name="standard" draw:layer="layout" svg:width="26.467cm" svg:height="13.607cm" svg:x="0.77cm" svg:y="5.97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Value</text:span></text:p>
              </table:table-cell>
              <table:table-cell>
                <text:p><text:span text:style-name="T3">Encoded</text:span></text:p>
              </table:table-cell>
            </table:table-row>
            <table:table-row table:style-name="ro1" table:default-cell-style-name="ce2">
              <table:table-cell>
                <text:p>0</text:p>
              </table:table-cell>
              <table:table-cell>
                <text:p>0x00</text:p>
              </table:table-cell>
            </table:table-row>
            <table:table-row table:style-name="ro1" table:default-cell-style-name="ce2">
              <table:table-cell>
                <text:p>1</text:p>
              </table:table-cell>
              <table:table-cell>
                <text:p>0x01</text:p>
              </table:table-cell>
            </table:table-row>
            <table:table-row table:style-name="ro1" table:default-cell-style-name="ce2">
              <table:table-cell>
                <text:p>10</text:p>
              </table:table-cell>
              <table:table-cell>
                <text:p>0x0a</text:p>
              </table:table-cell>
            </table:table-row>
            <table:table-row table:style-name="ro1" table:default-cell-style-name="ce2">
              <table:table-cell>
                <text:p>23</text:p>
              </table:table-cell>
              <table:table-cell>
                <text:p>0x17</text:p>
              </table:table-cell>
            </table:table-row>
            <table:table-row table:style-name="ro1" table:default-cell-style-name="ce2">
              <table:table-cell>
                <text:p>24</text:p>
              </table:table-cell>
              <table:table-cell>
                <text:p>0x1818</text:p>
              </table:table-cell>
            </table:table-row>
            <table:table-row table:style-name="ro1" table:default-cell-style-name="ce2">
              <table:table-cell>
                <text:p>25</text:p>
              </table:table-cell>
              <table:table-cell>
                <text:p>0x1819</text:p>
              </table:table-cell>
            </table:table-row>
            <table:table-row table:style-name="ro1" table:default-cell-style-name="ce2">
              <table:table-cell>
                <text:p>-1</text:p>
              </table:table-cell>
              <table:table-cell>
                <text:p>0x20</text:p>
              </table:table-cell>
            </table:table-row>
            <table:table-row table:style-name="ro1" table:default-cell-style-name="ce2">
              <table:table-cell>
                <text:p>-10</text:p>
              </table:table-cell>
              <table:table-cell>
                <text:p>0x29</text:p>
              </table:table-cell>
            </table:table-row>
            <table:table-row table:style-name="ro1" table:default-cell-style-name="ce2">
              <table:table-cell>
                <text:p>0.0</text:p>
              </table:table-cell>
              <table:table-cell>
                <text:p>0xf90000</text:p>
              </table:table-cell>
            </table:table-row>
            <table:table-row table:style-name="ro1" table:default-cell-style-name="ce2">
              <table:table-cell>
                <text:p>-0.0</text:p>
              </table:table-cell>
              <table:table-cell>
                <text:p>0xf98000</text:p>
              </table:table-cell>
            </table:table-row>
            <table:table-row table:style-name="ro1" table:default-cell-style-name="ce2">
              <table:table-cell>
                <text:p>1.0</text:p>
              </table:table-cell>
              <table:table-cell>
                <text:p>0xf93c00</text:p>
              </table:table-cell>
            </table:table-row>
            <table:table-row table:style-name="ro1" table:default-cell-style-name="ce2">
              <table:table-cell>
                <text:p>false</text:p>
              </table:table-cell>
              <table:table-cell>
                <text:p>0xf4</text:p>
              </table:table-cell>
            </table:table-row>
            <table:table-row table:style-name="ro1" table:default-cell-style-name="ce2">
              <table:table-cell>
                <text:p>true</text:p>
              </table:table-cell>
              <table:table-cell>
                <text:p>0xf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draw:frame presentation:style-name="pr4" draw:layer="layout" svg:width="26.468cm" svg:height="1.894cm" svg:x="0.77cm" svg:y="2.494cm" presentation:class="title">
          <draw:text-box>
            <text:p>CBOR Examples cont'd</text:p>
          </draw:text-box>
        </draw:frame>
        <draw:frame draw:style-name="standard" draw:layer="layout" svg:width="26.467cm" svg:height="12.752cm" svg:x="0.77cm" svg:y="5.97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Value</text:span></text:p>
              </table:table-cell>
              <table:table-cell>
                <text:p><text:span text:style-name="T3">Encoded</text:span></text:p>
              </table:table-cell>
            </table:table-row>
            <table:table-row table:style-name="ro1" table:default-cell-style-name="ce2">
              <table:table-cell>
                <text:p>„“</text:p>
              </table:table-cell>
              <table:table-cell>
                <text:p>0x60</text:p>
              </table:table-cell>
            </table:table-row>
            <table:table-row table:style-name="ro1" table:default-cell-style-name="ce2">
              <table:table-cell>
                <text:p>„a“</text:p>
              </table:table-cell>
              <table:table-cell>
                <text:p>0x6161</text:p>
                <text:p><text:s text:c="6"/>^ length</text:p>
                <text:p><text:s text:c="8"/>^ 'a'</text:p>
              </table:table-cell>
            </table:table-row>
            <table:table-row table:style-name="ro1" table:default-cell-style-name="ce2">
              <table:table-cell>
                <text:p>[ ] (empty list)</text:p>
              </table:table-cell>
              <table:table-cell>
                <text:p>0x80</text:p>
              </table:table-cell>
            </table:table-row>
            <table:table-row table:style-name="ro1" table:default-cell-style-name="ce2">
              <table:table-cell>
                <text:p>[1, 2, 3]</text:p>
              </table:table-cell>
              <table:table-cell>
                <text:p>0x83010203</text:p>
                <text:p><text:s text:c="6"/>^- length</text:p>
                <text:p><text:s text:c="8"/>^- first element</text:p>
              </table:table-cell>
            </table:table-row>
            <table:table-row table:style-name="ro1" table:default-cell-style-name="ce2">
              <table:table-cell>
                <text:p>{ } (empty map)</text:p>
              </table:table-cell>
              <table:table-cell>
                <text:p>0xa0</text:p>
              </table:table-cell>
            </table:table-row>
            <table:table-row table:style-name="ro1" table:default-cell-style-name="ce2">
              <table:table-cell>
                <text:p>{1: 2, 3: 4}</text:p>
              </table:table-cell>
              <table:table-cell>
                <text:p>0xa201020304</text:p>
                <text:p><text:s text:c="6"/>^- length</text:p>
                <text:p><text:s text:c="8"/>^- first key</text:p>
                <text:p><text:s text:c="12"/>^- first value</text:p>
              </table:table-cell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draw:frame presentation:style-name="pr4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5" draw:layer="layout" svg:width="26.468cm" svg:height="12.18cm" svg:x="0.77cm" svg:y="5.973cm" presentation:class="outline">
          <draw:text-box>
            <text:list text:style-name="L2">
              <text:list-item>
                <text:p>CBOR encoder/decoder</text:p>
              </text:list-item>
            </text:list>
            <text:list text:style-name="L3">
              <text:list-item>
                <text:list>
                  <text:list-item>
                    <text:p>Functionality is supposed to be provided in a form of a library</text:p>
                  </text:list-item>
                  <text:list-item>
                    <text:p><text:span text:style-name="T3">cbor.h</text:span> provides functions to serialize/deserialize to/from CBOR</text:p>
                    <text:p/>
                  </text:list-item>
                </text:list>
              </text:list-item>
            </text:list>
            <text:list text:style-name="L2">
              <text:list-item>
                <text:p>Planned file structure</text:p>
                <text:list>
                  <text:list-item>
                    <text:p>/sys/cbor/include/cbor.h (CBOR header)</text:p>
                  </text:list-item>
                  <text:list-item>
                    <text:p>/sys/cbor/cbor.c (CBOR implementation</text:p>
                  </text:list-item>
                  <text:list-item>
                    <text:p>/tests/test_cbor/ (CBOR tests location)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draw:frame presentation:style-name="pr4" draw:layer="layout" svg:width="26.468cm" svg:height="1.894cm" svg:x="0.77cm" svg:y="2.494cm" presentation:class="title" presentation:user-transformed="true">
          <draw:text-box>
            <text:p>Planned CBOR API</text:p>
          </draw:text-box>
        </draw:frame>
        <draw:frame presentation:style-name="pr5" draw:layer="layout" svg:width="26.468cm" svg:height="12.18cm" svg:x="0.77cm" svg:y="5.973cm" presentation:class="outline">
          <draw:text-box>
            <text:list text:style-name="L3">
              <text:list-item>
                <text:p>Separate encode/decode functions for each supported C data type:</text:p>
                <text:list>
                  <text:list-item>
                    <text:p>Integers (unsigned, signed)</text:p>
                  </text:list-item>
                  <text:list-item>
                    <text:p>Floating-point (single-, double-precision)</text:p>
                  </text:list-item>
                  <text:list-item>
                    <text:p>ASCII strings (char)</text:p>
                  </text:list-item>
                  <text:list-item>
                    <text:p>Unicode strings (wchar_t(?))</text:p>
                  </text:list-item>
                  <text:list-item>
                    <text:p>Arrays</text:p>
                  </text:list-item>
                  <text:list-item>
                    <text:p>Maps? (no dedicated C structure for t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draw:frame presentation:style-name="pr4" draw:layer="layout" svg:width="26.468cm" svg:height="1.894cm" svg:x="0.77cm" svg:y="2.494cm" presentation:class="title">
          <draw:text-box>
            <text:p>Planned CBOR API cont'd</text:p>
          </draw:text-box>
        </draw:frame>
        <draw:frame presentation:style-name="pr5" draw:text-style-name="P3" draw:layer="layout" svg:width="26.468cm" svg:height="12.18cm" svg:x="0.77cm" svg:y="5.973cm" presentation:class="outline" presentation:user-transformed="true">
          <draw:text-box>
            <text:list text:style-name="L3">
              <text:list-item>
                <text:p><text:span text:style-name="T8"/></text:p>
              </text:list-item>
              <text:list-item>
                <text:p><text:span text:style-name="T8">cbor.h:</text:span></text:p>
              </text:list-item>
              <text:list-item>
                <text:p><text:span text:style-name="T8"/></text:p>
              </text:list-item>
              <text:list-item>
                <text:p><text:span text:style-name="T9">typedef struct cbor_stream_t</text:span></text:p>
              </text:list-item>
              <text:list-item>
                <text:p><text:span text:style-name="T9">{</text:span></text:p>
              </text:list-item>
              <text:list-item>
                <text:p><text:span text:style-name="T9"><text:s text:c="4"/></text:span><text:span text:style-name="T9">unsigned char* data;</text:span></text:p>
              </text:list-item>
              <text:list-item>
                <text:p><text:span text:style-name="T9"><text:s text:c="4"/></text:span><text:span text:style-name="T9">size_t size;</text:span></text:p>
              </text:list-item>
              <text:list-item>
                <text:p><text:span text:style-name="T9"><text:s text:c="4"/></text:span><text:span text:style-name="T9">size_t offset;</text:span></text:p>
              </text:list-item>
              <text:list-item>
                <text:p><text:span text:style-name="T9">} cbor_stream_t;</text:span></text:p>
              </text:list-item>
              <text:list-item>
                <text:p><text:span text:style-name="T10"/></text:p>
              </text:list-item>
              <text:list-item>
                <text:p><text:span text:style-name="T10">size_t cbor_deserialize_int(cbor_stream_t* stream, size_t offset, int* val);</text:span></text:p>
              </text:list-item>
              <text:list-item>
                <text:p><text:span text:style-name="T10">size_t cbor_serialize_int(cbor_stream_t* stream, int val);</text:span></text:p>
              </text:list-item>
              <text:list-item>
                <text:p><text:span text:style-name="T10">size_t cbor_deserialize_bool(cbor_stream_t* stream, size_t offset, bool* val);</text:span></text:p>
              </text:list-item>
              <text:list-item>
                <text:p><text:span text:style-name="T10">size_t cbor_serialize_bool(cbor_stream_t* stream, bool obj);</text:span></text:p>
              </text:list-item>
              <text:list-item>
                <text:p><text:span text:style-name="T10">//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draw:frame presentation:style-name="pr4" draw:layer="layout" svg:width="26.468cm" svg:height="1.894cm" svg:x="0.77cm" svg:y="2.494cm" presentation:class="title">
          <draw:text-box>
            <text:p>Milestones</text:p>
          </draw:text-box>
        </draw:frame>
        <draw:frame presentation:style-name="pr5" draw:layer="layout" svg:width="26.468cm" svg:height="13.732cm" svg:x="0.77cm" svg:y="5.973cm" presentation:class="outline" presentation:user-transformed="true">
          <draw:text-box>
            <text:list text:style-name="L2">
              <text:list-item>
                <text:p><text:span text:style-name="T11">Milestone 1: May 13th</text:span></text:p>
                <text:list>
                  <text:list-item>
                    <text:p>Have a preliminary API for the CBOR library</text:p>
                  </text:list-item>
                  <text:list-item>
                    <text:p>Implement the (de)serialization of at least one simple type</text:p>
                  </text:list-item>
                  <text:list-item>
                    <text:p>Have test infrastructure that covers the (de)serialization part</text:p>
                  </text:list-item>
                </text:list>
                <text:p/>
              </text:list-item>
              <text:list-item>
                <text:p><text:span text:style-name="T11">Milestone 2: June 17th</text:span></text:p>
                <text:list>
                  <text:list-item>
                    <text:p>Be able to (de)serialize all simple types</text:p>
                    <text:p/>
                  </text:list-item>
                </text:list>
              </text:list-item>
              <text:list-item>
                <text:p><text:span text:style-name="T11">Milestone 3: July 1st</text:span></text:p>
                <text:list>
                  <text:list-item>
                    <text:p>Be able to (de)serialize all complex types</text:p>
                    <text:p/>
                  </text:list-item>
                </text:list>
              </text:list-item>
              <text:list-item>
                <text:p><text:span text:style-name="T11">Milestone 4: July 15th</text:span></text:p>
                <text:list>
                  <text:list-item>
                    <text:p>Delivery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9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77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4-29T15:35:14</dc:date>
    <meta:editing-duration>PT1H45M24S</meta:editing-duration>
    <meta:editing-cycles>74</meta:editing-cycles>
    <meta:generator>LibreOffice/4.0.2.2$Linux_X86_64 LibreOffice_project/400m0$Build-2</meta:generator>
    <meta:document-statistic meta:object-count="77"/>
  </office:meta>
</office:document-meta>
</file>